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4530" office:value-type="float"/>
          <table:table-cell office:value-type="string">
            <text:p>Southwest</text:p>
          </table:table-cell>
          <table:table-cell office:value-type="string">
            <text:p>@SouthwestAir in flight wifi + @TMobile wifi calling makes for the best combination. Who doesn't love texting 40,000 feet in the air :D</text:p>
          </table:table-cell>
          <table:table-cell office:value="7.807085785494409" office:value-type="float"/>
          <table:table-cell office:value="0.261" office:value-type="float"/>
          <table:table-cell office:value="0.618862457249962" office:value-type="float"/>
        </table:table-row>
        <table:table-row>
          <table:table-cell office:value="4570" office:value-type="float"/>
          <table:table-cell office:value-type="string">
            <text:p>Southwest</text:p>
          </table:table-cell>
          <table:table-cell office:value-type="string">
            <text:p>@SouthwestAir wifi is so slow! What is the point having one if can't get on the Internet?! Ugh...</text:p>
          </table:table-cell>
          <table:table-cell office:value="9.105137615553367" office:value-type="float"/>
          <table:table-cell office:value="0.0" office:value-type="float"/>
          <table:table-cell office:value="0.6" office:value-type="float"/>
        </table:table-row>
        <table:table-row>
          <table:table-cell office:value="4978" office:value-type="float"/>
          <table:table-cell office:value-type="string">
            <text:p>Southwest</text:p>
          </table:table-cell>
          <table:table-cell office:value-type="string">
            <text:p>&amp;lt;3 &amp;lt;3 RT @SouthwestAir! @danihampton Sorry to hear about the WiFi connection, Dani. Please DM us your conf # so we can help you. Thanks!</text:p>
          </table:table-cell>
          <table:table-cell office:value="7.267244038705606" office:value-type="float"/>
          <table:table-cell office:value="0.282" office:value-type="float"/>
          <table:table-cell office:value="0.59168857997874" office:value-type="float"/>
        </table:table-row>
        <table:table-row>
          <table:table-cell office:value="2000" office:value-type="float"/>
          <table:table-cell office:value-type="string">
            <text:p>United</text:p>
          </table:table-cell>
          <table:table-cell office:value-type="string">
            <text:p>@united wifi wasn't working onboard.Alerted attendant re socket.You sent me to a hotel for 24 hours with 7$ Vouchers??no wifi at hotel</text:p>
          </table:table-cell>
          <table:table-cell office:value="7.807085785494409" office:value-type="float"/>
          <table:table-cell office:value="0.131" office:value-type="float"/>
          <table:table-cell office:value="0.566862457249962" office:value-type="float"/>
        </table:table-row>
        <table:table-row>
          <table:table-cell office:value="1120" office:value-type="float"/>
          <table:table-cell office:value-type="string">
            <text:p>United</text:p>
          </table:table-cell>
          <table:table-cell office:value-type="string">
            <text:p>@united - SERIOUSLY it's 2015?!?! <text:s/>NO WiFi on a 5hr flight from CLE-SFO #1589. <text:s/>You're the ONLY airline w/out WiFi...and pls no 'unwind' BS.</text:p>
          </table:table-cell>
          <table:table-cell office:value="7.807085785494409" office:value-type="float"/>
          <table:table-cell office:value="0.13" office:value-type="float"/>
          <table:table-cell office:value="0.566462457249962" office:value-type="float"/>
        </table:table-row>
        <table:table-row>
          <table:table-cell office:value="3361" office:value-type="float"/>
          <table:table-cell office:value-type="string">
            <text:p>United</text:p>
          </table:table-cell>
          <table:table-cell office:value-type="string">
            <text:p>@united anyone awake? Paying for wifi on iPhone when need to be using it on laptop. Logout option for wifi in flight? Time is wasting!</text:p>
          </table:table-cell>
          <table:table-cell office:value="7.807085785494409" office:value-type="float"/>
          <table:table-cell office:value="0.118" office:value-type="float"/>
          <table:table-cell office:value="0.561662457249962" office:value-type="float"/>
        </table:table-row>
        <table:table-row>
          <table:table-cell office:value="1723" office:value-type="float"/>
          <table:table-cell office:value-type="string">
            <text:p>United</text:p>
          </table:table-cell>
          <table:table-cell office:value-type="string">
            <text:p>@united, maybe don't play the video about how your flights are outfitted w wifi on the flights where wifi isn't working...✈️</text:p>
          </table:table-cell>
          <table:table-cell office:value="7.807085785494409" office:value-type="float"/>
          <table:table-cell office:value="0.113" office:value-type="float"/>
          <table:table-cell office:value="0.559662457249962" office:value-type="float"/>
        </table:table-row>
        <table:table-row>
          <table:table-cell office:value="5810" office:value-type="float"/>
          <table:table-cell office:value-type="string">
            <text:p>Southwest</text:p>
          </table:table-cell>
          <table:table-cell office:value-type="string">
            <text:p>@SouthwestAir please do something about the speed of your WiFi connections on your planes. <text:s/>It might as well be non-existent.</text:p>
          </table:table-cell>
          <table:table-cell office:value="7.267244038705606" office:value-type="float"/>
          <table:table-cell office:value="0.196" office:value-type="float"/>
          <table:table-cell office:value="0.55728857997874" office:value-type="float"/>
        </table:table-row>
        <table:table-row>
          <table:table-cell office:value="1126" office:value-type="float"/>
          <table:table-cell office:value-type="string">
            <text:p>United</text:p>
          </table:table-cell>
          <table:table-cell office:value-type="string">
            <text:p>@united - SERIOUSLY it's 2015?!?! <text:s/>NO WiFi on a 5hr flight from CLE-SFO #1589. <text:s/>You're the ONLY airline without WiFi...</text:p>
          </table:table-cell>
          <table:table-cell office:value="7.807085785494409" office:value-type="float"/>
          <table:table-cell office:value="0.107" office:value-type="float"/>
          <table:table-cell office:value="0.557262457249962" office:value-type="float"/>
        </table:table-row>
        <table:table-row>
          <table:table-cell office:value="3357" office:value-type="float"/>
          <table:table-cell office:value-type="string">
            <text:p>United</text:p>
          </table:table-cell>
          <table:table-cell office:value-type="string">
            <text:p>@united tried that already &amp;amp; tried forgetting the wifi network connection. Still forces log in with incorrect email. Other suggestions?</text:p>
          </table:table-cell>
          <table:table-cell office:value="7.267244038705606" office:value-type="float"/>
          <table:table-cell office:value="0.128" office:value-type="float"/>
          <table:table-cell office:value="0.53008857997874" office:value-type="float"/>
        </table:table-row>
        <table:table-row>
          <table:table-cell office:value="9311" office:value-type="float"/>
          <table:table-cell office:value-type="string">
            <text:p>US Airways</text:p>
          </table:table-cell>
          <table:table-cell office:value-type="string">
            <text:p>@USAirways can you help chairman? I am on flight 686 PHX connect 599 SJC will miss connection can you reroute please.</text:p>
          </table:table-cell>
          <table:table-cell office:value="6.451920198252893" office:value-type="float"/>
          <table:table-cell office:value="0.203" office:value-type="float"/>
          <table:table-cell office:value="0.5063612971053887" office:value-type="float"/>
        </table:table-row>
        <table:table-row>
          <table:table-cell office:value="3656" office:value-type="float"/>
          <table:table-cell office:value-type="string">
            <text:p>United</text:p>
          </table:table-cell>
          <table:table-cell office:value-type="string">
            <text:p>@united, UA1641 EWR-MCO 17 Feb wifi never connected but allowed me to purchase access twice &amp;amp; charged me. Who do I need to file claim with?</text:p>
          </table:table-cell>
          <table:table-cell office:value="7.267244038705606" office:value-type="float"/>
          <table:table-cell office:value="0.068" office:value-type="float"/>
          <table:table-cell office:value="0.50608857997874" office:value-type="float"/>
        </table:table-row>
        <table:table-row>
          <table:table-cell office:value="4515" office:value-type="float"/>
          <table:table-cell office:value-type="string">
            <text:p>Southwest</text:p>
          </table:table-cell>
          <table:table-cell office:value-type="string">
            <text:p>@SouthwestAir wifi stays connected about the lifetime of a higgs boson</text:p>
          </table:table-cell>
          <table:table-cell office:value="7.267244038705606" office:value-type="float"/>
          <table:table-cell office:value="0.0" office:value-type="float"/>
          <table:table-cell office:value="0.47888857997874" office:value-type="float"/>
        </table:table-row>
        <table:table-row>
          <table:table-cell office:value="5738" office:value-type="float"/>
          <table:table-cell office:value-type="string">
            <text:p>Southwest</text:p>
          </table:table-cell>
          <table:table-cell office:value-type="string">
            <text:p>@SouthwestAir having trouble with Wifi. No matter what I get redirected back to getconnected page even though it says I'm connected.</text:p>
          </table:table-cell>
          <table:table-cell office:value="7.267244038705606" office:value-type="float"/>
          <table:table-cell office:value="0.0" office:value-type="float"/>
          <table:table-cell office:value="0.47888857997874" office:value-type="float"/>
        </table:table-row>
        <table:table-row>
          <table:table-cell office:value="1927" office:value-type="float"/>
          <table:table-cell office:value-type="string">
            <text:p>United</text:p>
          </table:table-cell>
          <table:table-cell office:value-type="string">
            <text:p>@united I have been given a connection with 2 overnight layovers. No vouchers. Last connection not even confirmed.</text:p>
          </table:table-cell>
          <table:table-cell office:value="6.451920198252893" office:value-type="float"/>
          <table:table-cell office:value="0.133" office:value-type="float"/>
          <table:table-cell office:value="0.4783612971053887" office:value-type="float"/>
        </table:table-row>
        <table:table-row>
          <table:table-cell office:value="10107" office:value-type="float"/>
          <table:table-cell office:value-type="string">
            <text:p>US Airways</text:p>
          </table:table-cell>
          <table:table-cell office:value-type="string">
            <text:p>@USAirways first flight Cancelled Flightled, connecting flight delayed so will completely miss next connection no response on hold 2 hrs HELP me</text:p>
          </table:table-cell>
          <table:table-cell office:value="6.451920198252893" office:value-type="float"/>
          <table:table-cell office:value="0.12" office:value-type="float"/>
          <table:table-cell office:value="0.4731612971053887" office:value-type="float"/>
        </table:table-row>
        <table:table-row>
          <table:table-cell office:value="3825" office:value-type="float"/>
          <table:table-cell office:value-type="string">
            <text:p>United</text:p>
          </table:table-cell>
          <table:table-cell office:value-type="string">
            <text:p>@united Learn to hold connections. They texted me there is another flight Late Flightr - my connection hasn't left and were pulling into the gate</text:p>
          </table:table-cell>
          <table:table-cell office:value="6.451920198252893" office:value-type="float"/>
          <table:table-cell office:value="0.104" office:value-type="float"/>
          <table:table-cell office:value="0.4667612971053887" office:value-type="float"/>
        </table:table-row>
        <table:table-row>
          <table:table-cell office:value="2469" office:value-type="float"/>
          <table:table-cell office:value-type="string">
            <text:p>United</text:p>
          </table:table-cell>
          <table:table-cell office:value-type="string">
            <text:p>@united Total BS.have 1st class seats for connecting flight. Your crew Late Flight. We miss connection. Had next plane. Yet u don't honor it??</text:p>
          </table:table-cell>
          <table:table-cell office:value="6.451920198252893" office:value-type="float"/>
          <table:table-cell office:value="0.099" office:value-type="float"/>
          <table:table-cell office:value="0.4647612971053887" office:value-type="float"/>
        </table:table-row>
        <table:table-row>
          <table:table-cell office:value="8375" office:value-type="float"/>
          <table:table-cell office:value-type="string">
            <text:p>Delta</text:p>
          </table:table-cell>
          <table:table-cell office:value-type="string">
            <text:p>@JetBlue My Flight 1318 is delayed and I am connecting from Boston. Is it possible to switch me to Flight 118 so I can make my connection?</text:p>
          </table:table-cell>
          <table:table-cell office:value="6.451920198252893" office:value-type="float"/>
          <table:table-cell office:value="0.0" office:value-type="float"/>
          <table:table-cell office:value="0.4251612971053887" office:value-type="float"/>
        </table:table-row>
        <table:table-row>
          <table:table-cell office:value="13901" office:value-type="float"/>
          <table:table-cell office:value-type="string">
            <text:p>American</text:p>
          </table:table-cell>
          <table:table-cell office:value-type="string">
            <text:p>@AmericanAir Need to go frm TPA to MCI tmrw &amp;amp; my connection thru DFW is Cancelled Flightled. Can u connect me thru a diff city? Been on hold for 2 hrs</text:p>
          </table:table-cell>
          <table:table-cell office:value="6.451920198252893" office:value-type="float"/>
          <table:table-cell office:value="0.0" office:value-type="float"/>
          <table:table-cell office:value="0.425161297105388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6T22:42:50.342269</meta:creation-date>
    <dc:date>2023-02-16T22:42:50.350016</dc:date>
    <meta:generator>http://pypi.python.org/pypi/ezodf/0.1.0$Python3.10.6 (main, Nov 14 2022, 16:10:14) [GCC 11.3.0]</meta:generator>
    <meta:document-statistic/>
    <meta:editing-cycles>1</meta:editing-cycles>
  </office:meta>
</office:document-meta>
</file>